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26.326cm" fo:margin-left="0cm" fo:margin-right="-0.626cm" table:align="margins"/>
    </style:style>
    <style:style style:name="Tabela1.A" style:family="table-column">
      <style:table-column-properties style:column-width="3.147cm" style:rel-column-width="1784*"/>
    </style:style>
    <style:style style:name="Tabela1.B" style:family="table-column">
      <style:table-column-properties style:column-width="4.129cm" style:rel-column-width="2341*"/>
    </style:style>
    <style:style style:name="Tabela1.C" style:family="table-column">
      <style:table-column-properties style:column-width="3.784cm" style:rel-column-width="2145*"/>
    </style:style>
    <style:style style:name="Tabela1.D" style:family="table-column">
      <style:table-column-properties style:column-width="3.281cm" style:rel-column-width="1860*"/>
    </style:style>
    <style:style style:name="Tabela1.E" style:family="table-column">
      <style:table-column-properties style:column-width="4.207cm" style:rel-column-width="2385*"/>
    </style:style>
    <style:style style:name="Tabela1.F" style:family="table-column">
      <style:table-column-properties style:column-width="3.757cm" style:rel-column-width="2130*"/>
    </style:style>
    <style:style style:name="Tabela1.G" style:family="table-column">
      <style:table-column-properties style:column-width="4.022cm" style:rel-column-width="228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G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officeooo:paragraph-rsid="00023f33" style:font-size-asian="12pt" style:font-size-complex="12pt"/>
    </style:style>
    <style:style style:name="P3" style:family="paragraph" style:parent-style-name="Table_20_Contents">
      <style:text-properties fo:font-size="12pt" officeooo:paragraph-rsid="00038df3" style:font-size-asian="12pt" style:font-size-complex="12pt"/>
    </style:style>
    <style:style style:name="P4" style:family="paragraph" style:parent-style-name="Table_20_Contents">
      <style:text-properties fo:font-size="12pt" officeooo:rsid="00023f33" officeooo:paragraph-rsid="00023f33" style:font-size-asian="12pt" style:font-size-complex="12pt"/>
    </style:style>
    <style:style style:name="P5" style:family="paragraph" style:parent-style-name="Table_20_Contents">
      <style:text-properties fo:font-size="12pt" officeooo:rsid="00038df3" officeooo:paragraph-rsid="0007041b" style:font-size-asian="12pt" style:font-size-complex="12pt"/>
    </style:style>
    <style:style style:name="P6" style:family="paragraph" style:parent-style-name="Table_20_Contents">
      <style:text-properties fo:font-size="12pt" officeooo:rsid="00054843" officeooo:paragraph-rsid="00054843" style:font-size-asian="12pt" style:font-size-complex="12pt"/>
    </style:style>
    <style:style style:name="P7" style:family="paragraph" style:parent-style-name="Table_20_Contents">
      <style:text-properties fo:font-size="12pt" officeooo:rsid="00054843" officeooo:paragraph-rsid="0007041b" style:font-size-asian="12pt" style:font-size-complex="12pt"/>
    </style:style>
    <style:style style:name="P8" style:family="paragraph" style:parent-style-name="Table_20_Contents">
      <style:text-properties fo:font-size="12pt" officeooo:paragraph-rsid="0007041b" style:font-size-asian="12pt" style:font-size-complex="12pt"/>
    </style:style>
    <style:style style:name="T1" style:family="text">
      <style:text-properties officeooo:rsid="00038df3"/>
    </style:style>
    <style:style style:name="T2" style:family="text">
      <style:text-properties officeooo:rsid="00054843"/>
    </style:style>
    <style:style style:name="T3" style:family="text">
      <style:text-properties officeooo:rsid="00070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4">Przestrzeganie dyscypliny pracy</text:p>
          </table:table-cell>
          <table:table-cell table:style-name="Tabela1.A1" office:value-type="string">
            <text:p text:style-name="P4">Umiejętności komunikacyjne i kultura osobista</text:p>
          </table:table-cell>
          <table:table-cell table:style-name="Tabela1.A1" office:value-type="string">
            <text:p text:style-name="P4">Współpraca z rodzicami i innymi podmiotami</text:p>
          </table:table-cell>
          <table:table-cell table:style-name="Tabela1.A1" office:value-type="string">
            <text:p text:style-name="P4">Doskonalenie zawodowe</text:p>
          </table:table-cell>
          <table:table-cell table:style-name="Tabela1.A1" office:value-type="string">
            <text:p text:style-name="P4">Zaangażowanie i aktywność zawodowa</text:p>
          </table:table-cell>
          <table:table-cell table:style-name="Tabela1.A1" office:value-type="string">
            <text:p text:style-name="P1">Praca dydaktyczna</text:p>
          </table:table-cell>
          <table:table-cell table:style-name="Tabela1.G1" office:value-type="string">
            <text:p text:style-name="P1">Praca opiekuńczo-wychowawcza</text:p>
          </table:table-cell>
        </table:table-row>
        <table:table-row>
          <table:table-cell table:style-name="Tabela1.A2" office:value-type="string">
            <text:p text:style-name="P1">- punktualność</text:p>
            <text:p text:style-name="P1">- umiejętność wykorzystania czasu lekcji</text:p>
            <text:p text:style-name="P1">- pełnienie dyżurów śródlekcyjnych</text:p>
            <text:p text:style-name="P1">- udział w spotkaniach Rady Pedagogicznej</text:p>
            <text:p text:style-name="P2">- prowadzenie </text:p>
            <text:p text:style-name="P2">dokumentacji</text:p>
            <text:p text:style-name="P1">- dbałość o powierzone mienie</text:p>
            <text:p text:style-name="P1">- realizowanie zadań wynikających ze Statutu</text:p>
          </table:table-cell>
          <table:table-cell table:style-name="Tabela1.A2" office:value-type="string">
            <text:p text:style-name="P1">- poprawność językowa w wypowiedziach</text:p>
            <text:p text:style-name="P1">- umiejętność współpracy w zespole</text:p>
            <text:p text:style-name="P1">- dbałość o odpowiedni strój w pracy</text:p>
            <text:p text:style-name="P1">- umiejętność wyrażania swoich opinii</text:p>
            <text:p text:style-name="P1">- umiejętność panowania nad emocjami</text:p>
            <text:p text:style-name="P1">- umiejętność rozwiązywania sytuacji konfliktowych</text:p>
            <text:p text:style-name="P1">- poszanowanie godności uczniów, współpracowników i rodziców</text:p>
            <text:p text:style-name="P1">- przestrzeganie podstawowych zasada kultury osobistej</text:p>
          </table:table-cell>
          <table:table-cell table:style-name="Tabela1.A2" office:value-type="string">
            <text:p text:style-name="P1">- umiejętność przekazywania informacji o uczniu</text:p>
            <text:p text:style-name="P1">- umiejętność aktywizowania rodziców do współpracy ze szkołą</text:p>
            <text:p text:style-name="P1">- współpraca z innymi podmiotami na rzecz szkoły</text:p>
            <text:p text:style-name="P1">- umiejętność <text:span text:style-name="T3">prowadzenia</text:span> spotkań z rodzicami</text:p>
          </table:table-cell>
          <table:table-cell table:style-name="Tabela1.A2" office:value-type="string">
            <text:p text:style-name="P1">- udział w kursach, warsztatach, szkoleniach</text:p>
            <text:p text:style-name="P1">- nabywanie nowych kwalifikacji</text:p>
            <text:p text:style-name="P1">- praktyczne doskonalenie warsztatu pracy</text:p>
            <text:p text:style-name="P1">- współpraca z WDN</text:p>
            <text:p text:style-name="P1">- umiejętność wykorzystania zdobytej wiedzy</text:p>
            <text:p text:style-name="P1">- umiejętność dzielenia się wiedzą</text:p>
          </table:table-cell>
          <table:table-cell table:style-name="Tabela1.A2" office:value-type="string">
            <text:p text:style-name="P5"><text:span text:style-name="T3">-i</text:span>nspiruje i motywuje uczniów do osiągania sukcesu w nauce i innych dziedzinach</text:p>
            <text:p text:style-name="P8"><text:span text:style-name="T1">- </text:span><text:span text:style-name="T2">podejmuje działania na rzecz szkoły w środowisku lokalnym</text:span></text:p>
            <text:p text:style-name="P7">- aktywność pozalekcyjna uczniów</text:p>
            <text:p text:style-name="P7">- udział w pracach zespołów zadaniowych</text:p>
          </table:table-cell>
          <table:table-cell table:style-name="Tabela1.A2" office:value-type="string">
            <text:p text:style-name="P8">- poprawność metodyczna i merytoryczna prowadzonych zajęć</text:p>
            <text:p text:style-name="P8">- stosowanie form i metod w celu aktywizowania uczniów</text:p>
            <text:p text:style-name="P8">- działalność innowacyjna</text:p>
            <text:p text:style-name="P8">- umiejętność tworzenia i realizowania programó<text:span text:style-name="T1">w nauczania</text:span></text:p>
            <text:p text:style-name="P5">- umiejętność oceniania uczniów</text:p>
          </table:table-cell>
          <table:table-cell table:style-name="Tabela1.G2" office:value-type="string">
            <text:p text:style-name="P6">- umiejętność rozpoznawania sytuacji życiowej ucznia i jego rodziny</text:p>
            <text:p text:style-name="P6">- umiejętność zorganizowania pomocy na rzecz uczniów</text:p>
            <text:p text:style-name="P6">- dbanie o bezpieczeństwo uczniów</text:p>
            <text:p text:style-name="P6">- umiejętność reagowania na negatywne zachowania uczniów</text:p>
            <text:p text:style-name="P6">- umiejętność organizowania czasu wolnego uczni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asz Sikora</meta:initial-creator>
    <meta:creation-date>2011-03-07T18:07:34</meta:creation-date>
    <dc:date>2011-03-14T20:20:07</dc:date>
    <dc:creator>Tomasz Sikora</dc:creator>
    <meta:editing-duration>PT00H31M40S</meta:editing-duration>
    <meta:editing-cycles>4</meta:editing-cycles>
    <meta:generator>OpenOffice.org/3.2$Unix OpenOffice.org_project/320m19$Build-9505</meta:generator>
    <meta:printed-by>Tomasz Sikora</meta:printed-by>
    <meta:print-date>2011-03-14T20:19:44</meta:print-date>
    <meta:document-statistic meta:table-count="1" meta:image-count="0" meta:object-count="0" meta:page-count="1" meta:paragraph-count="47" meta:word-count="252" meta:character-count="1891"/>
  </office:meta>
</office:document-meta>
</file>